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sa05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1.N21" table:end-x="1.46cm" table:end-y="0.292cm" draw:z-index="0" draw:style-name="gr1" svg:width="12.815cm" svg:height="9.291cm" svg:x="2.194cm" svg:y="0.047cm">
              <draw:object draw:notify-on-update-of-ranges="Sheet1.B3:Sheet1.B3 Sheet1.B4:Sheet1.B24 Sheet1.C3:Sheet1.C3 Sheet1.C4:Sheet1.C24 Sheet1.B3:Sheet1.B3 Sheet1.B4:Sheet1.B24 Sheet1.D3:Sheet1.D3 Sheet1.D4:Sheet1.D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table:number-columns-repeated="2" office:value-type="string">
            <text:p><text:s/>asa05 </text:p>
          </table:table-cell>
          <table:table-cell/>
        </table:table-row>
        <table:table-row table:style-name="ro1">
          <table:table-cell office:value-type="string">
            <text:p>CTX_TTTAAX_TGAAGX_TGAGAX_TTATAX_TCC</text:p>
          </table:table-cell>
          <table:table-cell office:value-type="float" office:value="66">
            <text:p>66</text:p>
          </table:table-cell>
          <table:table-cell office:value-type="float" office:value="66.51">
            <text:p>66.51</text:p>
          </table:table-cell>
          <table:table-cell office:value-type="float" office:value="66">
            <text:p>66</text:p>
          </table:table-cell>
          <table:table-cell/>
          <table:table-cell table:formula="oooc:=ABS(([.C5]-[.B5])*100/[.B5])" office:value-type="float" office:value="0.77272727272728">
            <text:p>0.77</text:p>
          </table:table-cell>
          <table:table-cell table:formula="oooc:=ABS(([.C5]-[.B5])*100/[.B5])" office:value-type="float" office:value="0.77272727272728">
            <text:p>0.77</text:p>
          </table:table-cell>
          <table:table-cell/>
        </table:table-row>
        <table:table-row table:style-name="ro1">
          <table:table-cell office:value-type="string">
            <text:p>CTTTX_CAAGAX_CAGGAX_CGAX_CTATACC</text:p>
          </table:table-cell>
          <table:table-cell office:value-type="float" office:value="51">
            <text:p>51</text:p>
          </table:table-cell>
          <table:table-cell office:value-type="float" office:value="49.89">
            <text:p>49.89</text:p>
          </table:table-cell>
          <table:table-cell office:value-type="float" office:value="51">
            <text:p>51</text:p>
          </table:table-cell>
          <table:table-cell/>
          <table:table-cell table:formula="oooc:=ABS(([.C6]-[.B6])*100/[.B6])" office:value-type="float" office:value="2.17647058823529">
            <text:p>2.18</text:p>
          </table:table-cell>
          <table:table-cell table:formula="oooc:=ABS(([.C6]-[.B6])*100/[.B6])" office:value-type="float" office:value="2.17647058823529">
            <text:p>2.18</text:p>
          </table:table-cell>
          <table:table-cell/>
        </table:table-row>
        <table:table-row table:style-name="ro1">
          <table:table-cell office:value-type="string">
            <text:p>CTX_CTTAAX_CGAAGX_CGAGAX_CTATAX_CCC</text:p>
          </table:table-cell>
          <table:table-cell office:value-type="float" office:value="50">
            <text:p>50</text:p>
          </table:table-cell>
          <table:table-cell office:value-type="float" office:value="34.21">
            <text:p>34.21</text:p>
          </table:table-cell>
          <table:table-cell office:value-type="float" office:value="50">
            <text:p>50</text:p>
          </table:table-cell>
          <table:table-cell/>
          <table:table-cell table:formula="oooc:=ABS(([.C7]-[.B7])*100/[.B7])" office:value-type="float" office:value="31.58">
            <text:p>31.58</text:p>
          </table:table-cell>
          <table:table-cell table:formula="oooc:=ABS(([.C7]-[.B7])*100/[.B7])" office:value-type="float" office:value="31.58">
            <text:p>31.58</text:p>
          </table:table-cell>
          <table:table-cell/>
        </table:table-row>
        <table:table-row table:style-name="ro1">
          <table:table-cell office:value-type="string">
            <text:p>CX_TTTX_TTAX_TAGX_TAAX_TGGX_TAGX_TATX_TATX_TACX_TC</text:p>
          </table:table-cell>
          <table:table-cell office:value-type="float" office:value="70">
            <text:p>70</text:p>
          </table:table-cell>
          <table:table-cell office:value-type="float" office:value="75.99">
            <text:p>75.99</text:p>
          </table:table-cell>
          <table:table-cell office:value-type="float" office:value="70">
            <text:p>70</text:p>
          </table:table-cell>
          <table:table-cell/>
          <table:table-cell table:formula="oooc:=ABS(([.C8]-[.B8])*100/[.B8])" office:value-type="float" office:value="8.55714285714285">
            <text:p>8.56</text:p>
          </table:table-cell>
          <table:table-cell table:formula="oooc:=ABS(([.C8]-[.B8])*100/[.B8])" office:value-type="float" office:value="8.55714285714285">
            <text:p>8.56</text:p>
          </table:table-cell>
          <table:table-cell/>
        </table:table-row>
        <table:table-row table:style-name="ro1">
          <table:table-cell office:value-type="string">
            <text:p>CTTX_TTAAX_TGAAX_TGGAX_TGATX_TATAX_TCC</text:p>
          </table:table-cell>
          <table:table-cell office:value-type="float" office:value="66">
            <text:p>66</text:p>
          </table:table-cell>
          <table:table-cell office:value-type="float" office:value="71.1">
            <text:p>71.1</text:p>
          </table:table-cell>
          <table:table-cell office:value-type="float" office:value="66">
            <text:p>66</text:p>
          </table:table-cell>
          <table:table-cell/>
          <table:table-cell table:formula="oooc:=ABS(([.C9]-[.B9])*100/[.B9])" office:value-type="float" office:value="7.72727272727272">
            <text:p>7.73</text:p>
          </table:table-cell>
          <table:table-cell table:formula="oooc:=ABS(([.C9]-[.B9])*100/[.B9])" office:value-type="float" office:value="7.72727272727272">
            <text:p>7.73</text:p>
          </table:table-cell>
          <table:table-cell/>
        </table:table-row>
        <table:table-row table:style-name="ro1">
          <table:table-cell office:value-type="string">
            <text:p>CTX_CTTX_CAAGX_CAAGX_CGAGX_CATAX_CTAX_CCC</text:p>
          </table:table-cell>
          <table:table-cell office:value-type="float" office:value="38">
            <text:p>38</text:p>
          </table:table-cell>
          <table:table-cell office:value-type="float" office:value="11.93">
            <text:p>11.93</text:p>
          </table:table-cell>
          <table:table-cell office:value-type="float" office:value="38">
            <text:p>38</text:p>
          </table:table-cell>
          <table:table-cell/>
          <table:table-cell table:formula="oooc:=ABS(([.C10]-[.B10])*100/[.B10])" office:value-type="float" office:value="68.6052631578947">
            <text:p>68.61</text:p>
          </table:table-cell>
          <table:table-cell table:formula="oooc:=ABS(([.C10]-[.B10])*100/[.B10])" office:value-type="float" office:value="68.6052631578947">
            <text:p>68.61</text:p>
          </table:table-cell>
          <table:table-cell/>
        </table:table-row>
        <table:table-row table:style-name="ro1">
          <table:table-cell office:value-type="string">
            <text:p>CTX_TTTX_TAAX_TGAX_TAGX_TGAX_TGAX_TTAX_TTAX_TCC</text:p>
          </table:table-cell>
          <table:table-cell office:value-type="float" office:value="69">
            <text:p>69</text:p>
          </table:table-cell>
          <table:table-cell office:value-type="float" office:value="73.57">
            <text:p>73.57</text:p>
          </table:table-cell>
          <table:table-cell office:value-type="float" office:value="69">
            <text:p>69</text:p>
          </table:table-cell>
          <table:table-cell/>
          <table:table-cell table:formula="oooc:=ABS(([.C11]-[.B11])*100/[.B11])" office:value-type="float" office:value="6.62318840579709">
            <text:p>6.62</text:p>
          </table:table-cell>
          <table:table-cell table:formula="oooc:=ABS(([.C11]-[.B11])*100/[.B11])" office:value-type="float" office:value="6.62318840579709">
            <text:p>6.62</text:p>
          </table:table-cell>
          <table:table-cell/>
        </table:table-row>
        <table:table-row table:style-name="ro1">
          <table:table-cell office:value-type="string">
            <text:p>CTTTAX_TAGAAGGAGATX_TATACC</text:p>
          </table:table-cell>
          <table:table-cell office:value-type="float" office:value="65">
            <text:p>65</text:p>
          </table:table-cell>
          <table:table-cell office:value-type="float" office:value="65.59">
            <text:p>65.59</text:p>
          </table:table-cell>
          <table:table-cell office:value-type="float" office:value="65">
            <text:p>65</text:p>
          </table:table-cell>
          <table:table-cell/>
          <table:table-cell table:formula="oooc:=ABS(([.C12]-[.B12])*100/[.B12])" office:value-type="float" office:value="0.907692307692313">
            <text:p>0.91</text:p>
          </table:table-cell>
          <table:table-cell table:formula="oooc:=ABS(([.C12]-[.B12])*100/[.B12])" office:value-type="float" office:value="0.907692307692313">
            <text:p>0.91</text:p>
          </table:table-cell>
          <table:table-cell/>
        </table:table-row>
        <table:table-row table:style-name="ro1">
          <table:table-cell office:value-type="string">
            <text:p>CTTTX_TAAGAX_TAGGAX_TGAX_TTATACC</text:p>
          </table:table-cell>
          <table:table-cell office:value-type="float" office:value="66">
            <text:p>66</text:p>
          </table:table-cell>
          <table:table-cell office:value-type="float" office:value="67.92">
            <text:p>67.92</text:p>
          </table:table-cell>
          <table:table-cell office:value-type="float" office:value="66">
            <text:p>66</text:p>
          </table:table-cell>
          <table:table-cell/>
          <table:table-cell table:formula="oooc:=ABS(([.C13]-[.B13])*100/[.B13])" office:value-type="float" office:value="2.90909090909091">
            <text:p>2.91</text:p>
          </table:table-cell>
          <table:table-cell table:formula="oooc:=ABS(([.C13]-[.B13])*100/[.B13])" office:value-type="float" office:value="2.90909090909091">
            <text:p>2.91</text:p>
          </table:table-cell>
          <table:table-cell/>
        </table:table-row>
        <table:table-row table:style-name="ro1">
          <table:table-cell office:value-type="string">
            <text:p>CTX_CTTX_CAAGX_CAAX_CGGAX_CGAX_CTAX_CTAX_CCC</text:p>
          </table:table-cell>
          <table:table-cell office:value-type="float" office:value="32">
            <text:p>32</text:p>
          </table:table-cell>
          <table:table-cell office:value-type="float" office:value="1.72">
            <text:p>1.72</text:p>
          </table:table-cell>
          <table:table-cell office:value-type="float" office:value="32">
            <text:p>32</text:p>
          </table:table-cell>
          <table:table-cell/>
          <table:table-cell table:formula="oooc:=ABS(([.C14]-[.B14])*100/[.B14])" office:value-type="float" office:value="94.625">
            <text:p>94.63</text:p>
          </table:table-cell>
          <table:table-cell table:formula="oooc:=ABS(([.C14]-[.B14])*100/[.B14])" office:value-type="float" office:value="94.625">
            <text:p>94.63</text:p>
          </table:table-cell>
          <table:table-cell/>
        </table:table-row>
        <table:table-row table:style-name="ro1">
          <table:table-cell office:value-type="string">
            <text:p>CTTTAAGAAGX_TGAGATATACC</text:p>
          </table:table-cell>
          <table:table-cell office:value-type="float" office:value="64">
            <text:p>64</text:p>
          </table:table-cell>
          <table:table-cell office:value-type="float" office:value="62.98">
            <text:p>62.98</text:p>
          </table:table-cell>
          <table:table-cell office:value-type="float" office:value="64">
            <text:p>64</text:p>
          </table:table-cell>
          <table:table-cell/>
          <table:table-cell table:formula="oooc:=ABS(([.C15]-[.B15])*100/[.B15])" office:value-type="float" office:value="1.59375">
            <text:p>1.59</text:p>
          </table:table-cell>
          <table:table-cell table:formula="oooc:=ABS(([.C15]-[.B15])*100/[.B15])" office:value-type="float" office:value="1.59375">
            <text:p>1.59</text:p>
          </table:table-cell>
          <table:table-cell/>
        </table:table-row>
        <table:table-row table:style-name="ro1">
          <table:table-cell office:value-type="string">
            <text:p>CTTX_CTAAX_CGAAX_CGGAX_CGATX_CATAX_CCC</text:p>
          </table:table-cell>
          <table:table-cell office:value-type="float" office:value="33">
            <text:p>33</text:p>
          </table:table-cell>
          <table:table-cell office:value-type="float" office:value="38.55">
            <text:p>38.55</text:p>
          </table:table-cell>
          <table:table-cell office:value-type="float" office:value="33">
            <text:p>33</text:p>
          </table:table-cell>
          <table:table-cell/>
          <table:table-cell table:formula="oooc:=ABS(([.C16]-[.B16])*100/[.B16])" office:value-type="float" office:value="16.8181818181818">
            <text:p>16.82</text:p>
          </table:table-cell>
          <table:table-cell table:formula="oooc:=ABS(([.C16]-[.B16])*100/[.B16])" office:value-type="float" office:value="16.8181818181818">
            <text:p>16.82</text:p>
          </table:table-cell>
          <table:table-cell/>
        </table:table-row>
        <table:table-row table:style-name="ro1">
          <table:table-cell office:value-type="string">
            <text:p>CX_CTTX_CTAX_CAGX_CAAX_CGGX_CAGX_CATX_CATX_CACX_CC</text:p>
          </table:table-cell>
          <table:table-cell office:value-type="float" office:value="11">
            <text:p>11</text:p>
          </table:table-cell>
          <table:table-cell office:value-type="float" office:value="-55.22">
            <text:p>-55.22</text:p>
          </table:table-cell>
          <table:table-cell office:value-type="float" office:value="11">
            <text:p>11</text:p>
          </table:table-cell>
          <table:table-cell/>
          <table:table-cell table:formula="oooc:=ABS(([.C17]-[.B17])*100/[.B17])" office:value-type="float" office:value="602">
            <text:p>602</text:p>
          </table:table-cell>
          <table:table-cell table:number-columns-repeated="2"/>
        </table:table-row>
        <table:table-row table:style-name="ro1">
          <table:table-cell office:value-type="string">
            <text:p>CTTTAX_CAGAAGX_CGAGATX_CATACC</text:p>
          </table:table-cell>
          <table:table-cell office:value-type="float" office:value="55">
            <text:p>55</text:p>
          </table:table-cell>
          <table:table-cell office:value-type="float" office:value="54.17">
            <text:p>54.17</text:p>
          </table:table-cell>
          <table:table-cell office:value-type="float" office:value="55">
            <text:p>55</text:p>
          </table:table-cell>
          <table:table-cell/>
          <table:table-cell table:formula="oooc:=ABS(([.C18]-[.B18])*100/[.B18])" office:value-type="float" office:value="1.50909090909091">
            <text:p>1.51</text:p>
          </table:table-cell>
          <table:table-cell table:formula="oooc:=ABS(([.C18]-[.B18])*100/[.B18])" office:value-type="float" office:value="1.50909090909091">
            <text:p>1.51</text:p>
          </table:table-cell>
          <table:table-cell/>
        </table:table-row>
        <table:table-row table:style-name="ro1">
          <table:table-cell office:value-type="string">
            <text:p>CTTTAX_TAGAAGX_TGAGATX_TATACC</text:p>
          </table:table-cell>
          <table:table-cell office:value-type="float" office:value="67">
            <text:p>67</text:p>
          </table:table-cell>
          <table:table-cell office:value-type="float" office:value="66.91">
            <text:p>66.91</text:p>
          </table:table-cell>
          <table:table-cell office:value-type="float" office:value="67">
            <text:p>67</text:p>
          </table:table-cell>
          <table:table-cell/>
          <table:table-cell table:formula="oooc:=ABS(([.C19]-[.B19])*100/[.B19])" office:value-type="float" office:value="0.13432835820896">
            <text:p>0.13</text:p>
          </table:table-cell>
          <table:table-cell table:formula="oooc:=ABS(([.C19]-[.B19])*100/[.B19])" office:value-type="float" office:value="0.13432835820896">
            <text:p>0.13</text:p>
          </table:table-cell>
          <table:table-cell/>
        </table:table-row>
        <table:table-row table:style-name="ro1">
          <table:table-cell office:value-type="string">
            <text:p>CTX_TTTX_TAAGX_TAAGX_TGAGX_TATAX_TTAX_TCC</text:p>
          </table:table-cell>
          <table:table-cell office:value-type="float" office:value="66">
            <text:p>66</text:p>
          </table:table-cell>
          <table:table-cell office:value-type="float" office:value="70.03">
            <text:p>70.03</text:p>
          </table:table-cell>
          <table:table-cell office:value-type="float" office:value="66">
            <text:p>66</text:p>
          </table:table-cell>
          <table:table-cell/>
          <table:table-cell table:formula="oooc:=ABS(([.C20]-[.B20])*100/[.B20])" office:value-type="float" office:value="6.10606060606061">
            <text:p>6.11</text:p>
          </table:table-cell>
          <table:table-cell table:formula="oooc:=ABS(([.C20]-[.B20])*100/[.B20])" office:value-type="float" office:value="6.10606060606061">
            <text:p>6.11</text:p>
          </table:table-cell>
          <table:table-cell/>
        </table:table-row>
        <table:table-row table:style-name="ro1">
          <table:table-cell office:value-type="string">
            <text:p>CTX_CTTX_CAAX_CGAX_CAGX_CGAX_CGAX_CTAX_CTAX_CCC</text:p>
          </table:table-cell>
          <table:table-cell office:value-type="float" office:value="15">
            <text:p>15</text:p>
          </table:table-cell>
          <table:table-cell office:value-type="float" office:value="-73.98">
            <text:p>-73.98</text:p>
          </table:table-cell>
          <table:table-cell office:value-type="float" office:value="15">
            <text:p>15</text:p>
          </table:table-cell>
          <table:table-cell/>
          <table:table-cell table:formula="oooc:=ABS(([.C21]-[.B21])*100/[.B21])" office:value-type="float" office:value="593.2">
            <text:p>593.2</text:p>
          </table:table-cell>
          <table:table-cell table:number-columns-repeated="2"/>
        </table:table-row>
        <table:table-row table:style-name="ro1">
          <table:table-cell office:value-type="string">
            <text:p>CTX_TTTX_TAAGX_TAAX_TGGAX_TGAX_TTAX_TTAX_TCC</text:p>
          </table:table-cell>
          <table:table-cell office:value-type="float" office:value="68">
            <text:p>68</text:p>
          </table:table-cell>
          <table:table-cell office:value-type="float" office:value="71.83">
            <text:p>71.83</text:p>
          </table:table-cell>
          <table:table-cell office:value-type="float" office:value="68">
            <text:p>68</text:p>
          </table:table-cell>
          <table:table-cell/>
          <table:table-cell table:formula="oooc:=ABS(([.C22]-[.B22])*100/[.B22])" office:value-type="float" office:value="5.63235294117647">
            <text:p>5.63</text:p>
          </table:table-cell>
          <table:table-cell table:formula="oooc:=ABS(([.C22]-[.B22])*100/[.B22])" office:value-type="float" office:value="5.63235294117647">
            <text:p>5.63</text:p>
          </table:table-cell>
          <table:table-cell/>
        </table:table-row>
        <table:table-row table:style-name="ro1">
          <table:table-cell office:value-type="string">
            <text:p>CTTTAX_CAGAAGGAGATX_CATACC</text:p>
          </table:table-cell>
          <table:table-cell office:value-type="float" office:value="59">
            <text:p>59</text:p>
          </table:table-cell>
          <table:table-cell office:value-type="float" office:value="57.78">
            <text:p>57.78</text:p>
          </table:table-cell>
          <table:table-cell office:value-type="float" office:value="59">
            <text:p>59</text:p>
          </table:table-cell>
          <table:table-cell/>
          <table:table-cell table:formula="oooc:=ABS(([.C23]-[.B23])*100/[.B23])" office:value-type="float" office:value="2.06779661016949">
            <text:p>2.07</text:p>
          </table:table-cell>
          <table:table-cell table:formula="oooc:=ABS(([.C23]-[.B23])*100/[.B23])" office:value-type="float" office:value="2.06779661016949">
            <text:p>2.07</text:p>
          </table:table-cell>
          <table:table-cell/>
        </table:table-row>
        <table:table-row table:style-name="ro1">
          <table:table-cell office:value-type="string">
            <text:p>CTTTAAGAAGX_CGAGATATACC</text:p>
          </table:table-cell>
          <table:table-cell office:value-type="float" office:value="60">
            <text:p>60</text:p>
          </table:table-cell>
          <table:table-cell office:value-type="float" office:value="59.08">
            <text:p>59.08</text:p>
          </table:table-cell>
          <table:table-cell office:value-type="float" office:value="60">
            <text:p>60</text:p>
          </table:table-cell>
          <table:table-cell/>
          <table:table-cell table:formula="oooc:=ABS(([.C24]-[.B24])*100/[.B24])" office:value-type="float" office:value="1.53333333333334">
            <text:p>1.53</text:p>
          </table:table-cell>
          <table:table-cell table:formula="oooc:=ABS(([.C24]-[.B24])*100/[.B24])" office:value-type="float" office:value="1.53333333333334">
            <text:p>1.5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24])" office:value-type="float" office:value="72.7539371401037">
            <text:p>72.75</text:p>
          </table:table-cell>
          <table:table-cell table:formula="oooc:=AVERAGE([.G5:.G24])" office:value-type="float" office:value="14.4377079334486">
            <text:p>14.4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5:0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49:02</meta:creation-date>
    <dc:creator>Computational Neurobiology</dc:creator>
    <dc:date>2009-10-23T15:04:20</dc:date>
    <meta:editing-cycles>2</meta:editing-cycles>
    <meta:editing-duration>PT10M33S</meta:editing-duration>
    <meta:user-defined meta:name="Info 1"/>
    <meta:user-defined meta:name="Info 2"/>
    <meta:user-defined meta:name="Info 3"/>
    <meta:user-defined meta:name="Info 4"/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816cm" svg:height="9.292cm" chart:class="chart:scatter" chart:style-name="ch1">
        <chart:title svg:x="2.968cm" svg:y="0.185cm" chart:style-name="ch2">
          <text:p>DNA sequences with azobenzenes</text:p>
        </chart:title>
        <chart:legend chart:legend-position="end" svg:x="9.662cm" svg:y="3.672cm" chart:style-name="ch3"/>
        <chart:plot-area chart:style-name="ch4" table:cell-range-address="Sheet1.B3:Sheet1.D24" chart:data-source-has-labels="row" svg:x="0.311cm" svg:y="0.953cm" svg:width="9.094cm" svg:height="7.983cm">
          <chart:axis chart:dimension="x" chart:name="primary-x" chart:style-name="ch5">
            <chart:title svg:x="3.968cm" svg:y="8.497cm" chart:style-name="ch6">
              <text:p>experimental Tm</text:p>
            </chart:title>
          </chart:axis>
          <chart:axis chart:dimension="y" chart:name="primary-y" chart:style-name="ch5">
            <chart:title svg:x="0.257cm" svg:y="5.6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24" chart:label-cell-address="Sheet1.C3:Sheet1.C3" chart:class="chart:scatter">
            <chart:domain table:cell-range-address="Sheet1.B4:Sheet1.B24"/>
            <chart:data-point chart:repeated="21"/>
          </chart:series>
          <chart:series chart:style-name="ch10" chart:values-cell-range-address="Sheet1.D4:Sheet1.D24" chart:label-cell-address="Sheet1.D3:Sheet1.D3" chart:class="chart:scatter">
            <chart:regression-curve chart:style-name="ch1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sa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66.51">
                <text:p>66.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49.89">
                <text:p>49.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4.21">
                <text:p>34.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5.99">
                <text:p>75.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71.1">
                <text:p>71.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1.93">
                <text:p>11.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73.57">
                <text:p>73.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5.59">
                <text:p>65.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7.92">
                <text:p>67.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.72">
                <text:p>1.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62.98">
                <text:p>62.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8.55">
                <text:p>38.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-55.22">
                <text:p>-55.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">
                <text:p>55</text:p>
              </table:table-cell>
              <table:table-cell office:value-type="float" office:value="54.17">
                <text:p>54.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66.91">
                <text:p>66.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70.03">
                <text:p>70.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-73.98">
                <text:p>-73.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71.83">
                <text:p>71.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57.78">
                <text:p>57.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9.08">
                <text:p>59.08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